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c4" officeooo:paragraph-rsid="000381c4"/>
    </style:style>
    <style:style style:name="P2" style:family="paragraph" style:parent-style-name="Standard">
      <style:paragraph-properties fo:text-align="start" style:justify-single-word="false"/>
      <style:text-properties officeooo:rsid="000381c4" officeooo:paragraph-rsid="000381c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81c4" officeooo:paragraph-rsid="000381c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81c4" officeooo:paragraph-rsid="000381c4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381c4" officeooo:paragraph-rsid="00052730"/>
    </style:style>
    <style:style style:name="P6" style:family="paragraph" style:parent-style-name="Standard">
      <style:paragraph-properties fo:text-align="start" style:justify-single-word="false"/>
      <style:text-properties officeooo:rsid="000381c4" officeooo:paragraph-rsid="00052730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52730" officeooo:paragraph-rsid="00052730"/>
    </style:style>
    <style:style style:name="P8" style:family="paragraph" style:parent-style-name="Standard">
      <style:paragraph-properties fo:text-align="start" style:justify-single-word="false"/>
      <style:text-properties officeooo:rsid="00052730" officeooo:paragraph-rsid="00052730"/>
    </style:style>
    <style:style style:name="P9" style:family="paragraph" style:parent-style-name="Standard">
      <style:paragraph-properties fo:text-align="start" style:justify-single-word="false"/>
      <style:text-properties officeooo:rsid="000655d7" officeooo:paragraph-rsid="000655d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273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15c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052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the Webservice in Development </text:p>
      <text:p text:style-name="P1"/>
      <text:p text:style-name="P2">Optional recommended Requirements: </text:p>
      <text:list xml:id="list863703796" text:style-name="L1">
        <text:list-item>
          <text:p text:style-name="P3">Maven <text:a xlink:type="simple" xlink:href="https://maven.apache.org/" text:style-name="Internet_20_link" text:visited-style-name="Visited_20_Internet_20_Link">https://maven.apache.org/</text:a></text:p>
        </text:list-item>
      </text:list>
      <text:p text:style-name="P2"/>
      <text:list xml:id="list69184274" text:style-name="L2">
        <text:list-item>
          <text:p text:style-name="P4">Setup your Database:</text:p>
          <text:list>
            <text:list-item>
              <text:p text:style-name="P5">run the sql scrip createDB.sql on your <text:span text:style-name="T6">mysql server</text:span></text:p>
            </text:list-item>
            <text:list-item>
              <text:p text:style-name="P5"><text:span text:style-name="T2">in case when the mysql instance is not running on your local maschine change the connection string in the file </text:span><text:span text:style-name="T1">src</text:span><text:span text:style-name="T3">/main/ressources/application.properties <text:s/></text:span></text:p>
            </text:list-item>
          </text:list>
        </text:list-item>
      </text:list>
      <text:p text:style-name="P6"><text:span text:style-name="T3"/></text:p>
      <text:list xml:id="list810174820597" text:continue-numbering="true" text:style-name="L2">
        <text:list-item>
          <text:p text:style-name="P7"><text:span text:style-name="T3">Run the Application:</text:span></text:p>
          <text:list>
            <text:list-item>
              <text:p text:style-name="P7"><text:span text:style-name="T3">change directory to RESTAPIusermanagementproject and run either </text:span><text:span text:style-name="T5">./mvnw spring-boot:run</text:span><text:span text:style-name="T3"> <text:s/>or if you have maven installed </text:span><text:span text:style-name="T5">mvn spring-boot:run</text:span><text:span text:style-name="T3"> (I had problems with the script ./mvnw in the past so I would recommend to download maven)</text:span></text:p>
            </text:list-item>
          </text:list>
        </text:list-item>
      </text:list>
      <text:p text:style-name="P8"><text:span text:style-name="T3"/></text:p>
      <text:p text:style-name="P8"><text:span text:style-name="T3">When the webservice is running you can find an extensive documentation here:</text:span></text:p>
      <text:p text:style-name="P8"><text:a xlink:type="simple" xlink:href="http://localhost:8080/swagger-ui.html#/" text:style-name="Internet_20_link" text:visited-style-name="Visited_20_Internet_20_Link"><text:span text:style-name="T3">http://localhost:8080/swagger-ui.html#/</text:span></text:a></text:p>
      <text:p text:style-name="P8"><text:span text:style-name="T3"/></text:p>
      <text:p text:style-name="P8"><text:span text:style-name="T3">I have create 2 Users:</text:span></text:p>
      <text:p text:style-name="P8"><text:span text:style-name="T3"/></text:p>
      <text:p text:style-name="P8"><text:span text:style-name="T3">root PW:</text:span><text:a xlink:type="simple" xlink:href="mailto:admin@123" text:style-name="Internet_20_link" text:visited-style-name="Visited_20_Internet_20_Link"><text:span text:style-name="T3">admin@123</text:span></text:a><text:span text:style-name="T3"> all privliges </text:span></text:p>
      <text:p text:style-name="P8"><text:span text:style-name="T3">user PW:</text:span><text:a xlink:type="simple" xlink:href="mailto:admin@123" text:style-name="Internet_20_link" text:visited-style-name="Visited_20_Internet_20_Link"><text:span text:style-name="T3">admin@123</text:span></text:a><text:span text:style-name="T3"> can only alter himself </text:span></text:p>
      <text:p text:style-name="P8"><text:span text:style-name="T3"/></text:p>
      <text:p text:style-name="P9"><text:span text:style-name="T3">You need to authenticate for every request to the api:</text:span></text:p>
      <text:p text:style-name="P9"><text:span text:style-name="T3"/></text:p>
      <text:p text:style-name="P9"><text:span text:style-name="T3">For example an request with curl would </text:span><text:span text:style-name="T4">look </text:span><text:span text:style-name="T3">like this:</text:span></text:p>
      <text:p text:style-name="P9"><text:span text:style-name="T3"/></text:p>
      <text:p text:style-name="P9"><text:span text:style-name="T3">curl -u “root:</text:span><text:a xlink:type="simple" xlink:href="mailto:admin@123" text:style-name="Internet_20_link" text:visited-style-name="Visited_20_Internet_20_Link"><text:span text:style-name="T3">admin@123</text:span></text:a><text:span text:style-name="T3">” -H GET http://localhost:8080/api/userdetail/1</text:span></text:p>
      <text:p text:style-name="P9"><text:span text:style-name="T3"/></text:p>
      <text:p text:style-name="P8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3:37:18.932512411</meta:creation-date>
    <dc:date>2019-02-24T00:08:08.110479121</dc:date>
    <meta:editing-duration>PT9M1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42" meta:character-count="983" meta:non-whitespace-character-count="856"/>
  </office:meta>
</office:document-meta>
</file>